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1" svg:font-family="'Roboto Mono', 'Courier New'"/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1" svg:font-family="Calibri" style:font-pitch="variable"/>
    <style:font-face style:name="DejaVu Sans1" svg:font-family="'DejaVu Sans'" style:font-pitch="variable"/>
    <style:font-face style:name="Roboto Mono2" svg:font-family="'Roboto Mono', 'Courier New'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background-color="#ffffff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true" fo:line-height="100%"/>
    </style:style>
    <style:style style:name="P3" style:family="paragraph" style:parent-style-name="Standard">
      <style:paragraph-properties fo:margin-top="0cm" fo:margin-bottom="0cm" loext:contextual-spacing="true" fo:line-height="100%" fo:orphans="2" fo:widows="2"/>
      <style:text-properties fo:font-variant="normal" fo:text-transform="none" fo:color="#000000" style:text-line-through-style="none" style:text-line-through-type="none" style:font-name="Courier New1" fo:letter-spacing="normal" fo:font-style="normal" style:text-underline-style="none" fo:font-weight="bold" officeooo:paragraph-rsid="0023b11b" style:text-blinking="false" fo:background-color="#ffffff" style:font-style-asian="normal" style:font-weight-asian="bold"/>
    </style:style>
    <style:style style:name="P4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424242" style:font-name="Roboto Mono" fo:font-size="10.5pt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431951"/>
    </style:style>
    <style:style style:name="P7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bold"/>
    </style:style>
    <style:style style:name="P8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fo:letter-spacing="normal"/>
    </style:style>
    <style:style style:name="P9" style:family="paragraph" style:parent-style-name="Preformatted_20_Text">
      <style:paragraph-properties fo:margin-top="0cm" fo:margin-bottom="0cm" loext:contextual-spacing="true" fo:line-height="100%" fo:orphans="2" fo:widows="2"/>
    </style:style>
    <style:style style:name="P10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/>
    </style:style>
    <style:style style:name="P11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style:font-name="Roboto Mono" fo:font-size="10.5pt" fo:letter-spacing="normal" fo:font-style="normal" fo:font-weight="bold" officeooo:rsid="003818b0" officeooo:paragraph-rsid="003818b0" fo:background-color="#ffffff" style:font-size-asian="11pt" style:font-style-asian="normal" style:font-weight-asian="normal" style:font-size-complex="11pt"/>
    </style:style>
    <style:style style:name="P12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/>
    </style:style>
    <style:style style:name="P13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3e1aac"/>
    </style:style>
    <style:style style:name="P1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3cc053" officeooo:paragraph-rsid="003cc053" style:font-name-asian="Times New Roman" style:font-size-asian="14pt" style:language-asian="pt" style:country-asian="BR" style:font-style-asian="italic" style:font-weight-asian="bold" style:font-name-complex="Courier New2"/>
    </style:style>
    <style:style style:name="P15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bold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solid" draw:fill-color="#000000"/>
      <style:text-properties style:font-name="Chilanka" fo:font-size="24pt"/>
    </style:style>
    <style:style style:name="P18" style:family="paragraph">
      <loext:graphic-properties draw:fill="none"/>
    </style:style>
    <style:style style:name="P19" style:family="paragraph">
      <style:paragraph-properties fo:line-height="100%"/>
    </style:style>
    <style:style style:name="P20" style:family="paragraph">
      <loext:graphic-properties draw:fill="none" draw:fill-color="#ffffff"/>
      <style:text-properties fo:color="#000000"/>
    </style:style>
    <style:style style:name="P21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3c7932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4ad26a" style:text-blinking="false" fo:background-color="#ffffff" loext:char-shading-value="0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4" style:family="text">
      <style:text-properties fo:font-variant="normal" fo:text-transform="none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 style:font-weight-complex="bold"/>
    </style:style>
    <style:style style:name="T5" style:family="text">
      <style:text-properties fo:font-variant="normal" fo:text-transform="none" style:font-name="Courier New1" fo:font-size="11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6" style:family="text">
      <style:text-properties fo:font-variant="normal" fo:text-transform="none" style:font-name="Roboto Mono" fo:font-size="10.5pt" fo:letter-spacing="normal" fo:font-style="normal" fo:font-weight="normal"/>
    </style:style>
    <style:style style:name="T7" style:family="text">
      <style:text-properties fo:font-variant="normal" fo:text-transform="none" style:font-name="Roboto Mono" fo:font-size="10.5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8" style:family="text">
      <style:text-properties fo:font-variant="normal" fo:text-transform="none" style:font-name="Roboto Mono" fo:font-size="10.5pt" fo:letter-spacing="normal" fo:font-style="normal" fo:font-weight="normal" officeooo:rsid="004ad26a" fo:background-color="#ffffff" loext:char-shading-value="0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style:font-name="Roboto Mono" fo:font-size="10.5pt" fo:letter-spacing="normal" fo:font-style="normal" fo:font-weight="bold"/>
    </style:style>
    <style:style style:name="T10" style:family="text">
      <style:text-properties fo:font-variant="normal" fo:text-transform="none" style:font-name="Roboto Mono" fo:font-size="10.5pt" fo:letter-spacing="normal" fo:font-style="normal" fo:font-weight="bold" fo:background-color="#ffffff" loext:char-shading-value="0" style:font-size-asian="11pt" style:font-style-asian="normal" style:font-weight-asian="normal" style:font-size-complex="11pt"/>
    </style:style>
    <style:style style:name="T11" style:family="text">
      <style:text-properties fo:font-variant="normal" fo:text-transform="none" style:font-name="Roboto Mono" fo:font-size="10.5pt" fo:letter-spacing="normal" fo:font-style="normal" fo:font-weight="bold" officeooo:rsid="004ad26a" fo:background-color="#ffffff" loext:char-shading-value="0" style:font-size-asian="11pt" style:font-style-asian="normal" style:font-weight-asian="normal" style:font-size-complex="11pt"/>
    </style:style>
    <style:style style:name="T12" style:family="text">
      <style:text-properties fo:font-variant="normal" fo:text-transform="none" style:font-name="Roboto Mono" fo:font-size="10.5pt" fo:letter-spacing="normal" fo:font-style="normal" fo:font-weight="bold" officeooo:rsid="00431951"/>
    </style:style>
    <style:style style:name="T13" style:family="text">
      <style:text-properties fo:font-weight="bold"/>
    </style:style>
    <style:style style:name="T14" style:family="text">
      <style:text-properties fo:font-weight="bold" officeooo:rsid="00431951"/>
    </style:style>
    <style:style style:name="T15" style:family="text">
      <style:text-properties fo:font-weight="bold" officeooo:rsid="00431951" style:font-weight-asian="bold" style:font-weight-complex="bold"/>
    </style:style>
    <style:style style:name="T16" style:family="text">
      <style:text-properties fo:font-weight="bold" officeooo:rsid="00487b25" style:font-weight-asian="bold" style:font-weight-complex="bold"/>
    </style:style>
    <style:style style:name="T17" style:family="text">
      <style:text-properties fo:font-weight="bold" officeooo:rsid="00487b25"/>
    </style:style>
    <style:style style:name="T18" style:family="text">
      <style:text-properties style:font-name="Roboto Mono" fo:font-size="10.5pt" fo:font-style="normal" fo:font-weight="normal"/>
    </style:style>
    <style:style style:name="T19" style:family="text">
      <style:text-properties style:font-name="Roboto Mono" fo:font-size="10.5pt" fo:font-style="normal" fo:font-weight="bold"/>
    </style:style>
    <style:style style:name="T20" style:family="text">
      <style:text-properties style:font-name="Roboto Mono" fo:font-size="10.5pt" fo:font-style="normal" fo:font-weight="bold" officeooo:rsid="00431951"/>
    </style:style>
    <style:style style:name="T21" style:family="text">
      <style:text-properties style:font-name="Roboto Mono" fo:font-size="10.5pt" fo:font-style="normal" fo:font-weight="bold" officeooo:rsid="00487b25"/>
    </style:style>
    <style:style style:name="T22" style:family="text">
      <style:text-properties style:font-name="Roboto Mono" fo:font-size="10.5pt" fo:font-style="normal" fo:font-weight="bold" officeooo:rsid="00496a36"/>
    </style:style>
    <style:style style:name="T23" style:family="text">
      <style:text-properties officeooo:rsid="00431951"/>
    </style:style>
    <style:style style:name="T24" style:family="text">
      <style:text-properties style:font-name="Chilanka" fo:font-size="24pt"/>
    </style:style>
    <style:style style:name="T25" style:family="text">
      <style:text-properties fo:color="#000000" fo:font-size="12pt"/>
    </style:style>
    <style:style style:name="T26" style:family="text">
      <style:text-properties fo:color="#000000" style:font-name="Roboto Mono1" fo:font-size="10.5pt" fo:font-weight="bold" style:font-weight-asian="bold" style:font-name-complex="Roboto Mono1" style:font-weight-complex="bold"/>
    </style:style>
    <style:style style:name="T27" style:family="text">
      <style:text-properties fo:color="#000000" style:font-name="Roboto Mono1" fo:font-size="10.5pt" style:font-name-complex="Roboto Mono1"/>
    </style: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6.218cm" fo:min-width="9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4.6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6.459cm" fo:min-width="9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7.059cm" fo:min-width="9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custom-shape text:anchor-type="paragraph" draw:z-index="0" draw:name="Figura1" draw:style-name="gr1" draw:text-style-name="P16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2" draw:text-style-name="P17" svg:width="0.899cm" svg:height="0.851cm" svg:x="18.062cm" svg:y="0.005cm"><text:p><text:span text:style-name="T24">91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Extraordinário</text:p>
      <text:p text:style-name="P1"/>
      <text:p text:style-name="P2"><text:bookmark text:name="cifra_tom"/><text:span text:style-name="T3">Tom: </text:span><text:span text:style-name="Internet_20_link"><text:span text:style-name="T2">F</text:span></text:span></text:p>
      <text:p text:style-name="P3"><text:bookmark text:name="cifra_capo"/><text:bookmark text:name="cifra_afi"/></text:p>
      <text:p text:style-name="P13"><text:span text:style-name="T4">Intro </text:span><text:span text:style-name="T5">: <text:s/></text:span><text:span text:style-name="T10">Gm</text:span><text:span text:style-name="T7"> <text:s/></text:span><text:span text:style-name="T10">D#</text:span><text:span text:style-name="T7"> <text:s/></text:span><text:span text:style-name="T10">F</text:span><text:span text:style-name="T7"> <text:s/></text:span><text:span text:style-name="T8">(</text:span><text:span text:style-name="T10">Cm</text:span><text:span text:style-name="T7"> <text:s/></text:span><text:span text:style-name="T10">D</text:span><text:span text:style-name="T11">)</text:span><text:span text:style-name="T7"> <text:s/></text:span><text:span text:style-name="T10">G4</text:span><text:span text:style-name="T7"> <text:s/></text:span><text:span text:style-name="T10">G</text:span></text:p>
      <text:p text:style-name="P11"><draw:frame text:anchor-type="paragraph" draw:z-index="3" draw:name="Forma2" draw:style-name="gr4" draw:text-style-name="P20" svg:width="9.57cm" svg:height="24.695cm" svg:x="9.723cm" svg:y="0.284cm"><draw:text-box><text:p text:style-name="P19"><text:span text:style-name="T25"/></text:p><text:p text:style-name="P19"><text:span text:style-name="T26">G#m</text:span></text:p><text:p text:style-name="P19"><text:span text:style-name="T27">Absoluto, exaltado, Ele é Senhor</text:span></text:p><text:p text:style-name="P19"><text:span text:style-name="T26">E</text:span></text:p><text:p text:style-name="P19"><text:span text:style-name="T27">Leão imbatível, campeão de Judá</text:span></text:p><text:p text:style-name="P19"><text:span text:style-name="T26">F#</text:span></text:p><text:p text:style-name="P19"><text:span text:style-name="T27">Revelação perfeita, Santo de Israel</text:span></text:p><text:p text:style-name="P19"><text:span text:style-name="T25"><text:s text:c="2"/></text:span><text:span text:style-name="T26">D#9</text:span></text:p><text:p text:style-name="P19"><text:span text:style-name="T27">Em seu DNA tem os mistérios de Deus.</text:span></text:p><text:p text:style-name="P19"><text:span text:style-name="T26"/></text:p><text:p text:style-name="P19"><text:span text:style-name="T26">G#m</text:span></text:p><text:p text:style-name="P19"><text:span text:style-name="T27">O extraordinário dele não há defeitos</text:span></text:p><text:p text:style-name="P19"><text:span text:style-name="T25"><text:s/></text:span><text:span text:style-name="T26">E</text:span><text:span text:style-name="T27"> <text:s text:c="31"/></text:span></text:p><text:p text:style-name="P19"><text:span text:style-name="T27">Onipotente, indescritível, incomparável</text:span></text:p><text:p text:style-name="P19"><text:span text:style-name="T25"><text:s/></text:span><text:span text:style-name="T26">F#</text:span></text:p><text:p text:style-name="P19"><text:span text:style-name="T27">Desejado das nações, Príncipe do céu</text:span></text:p><text:p text:style-name="P19"><text:span text:style-name="T26">C#m7</text:span><text:span text:style-name="T27"> <text:s text:c="14"/></text:span><text:span text:style-name="T26">D#9</text:span></text:p><text:p text:style-name="P19"><text:span text:style-name="T27">Estrela da manhã, Emanuel...</text:span></text:p><text:p text:style-name="P19"><text:span text:style-name="T25"/></text:p><text:p text:style-name="P19"><text:span text:style-name="T25"><text:s text:c="4"/></text:span><text:span text:style-name="T26">G#m</text:span></text:p><text:p text:style-name="P19"><text:span text:style-name="T27">Adorai o Cordeiro de Deus</text:span></text:p><text:p text:style-name="P19"><text:span text:style-name="T25"><text:s text:c="6"/></text:span><text:span text:style-name="T26">E</text:span></text:p><text:p text:style-name="P19"><text:span text:style-name="T27">Exaltai o Cordeiro de Deus</text:span></text:p><text:p text:style-name="P19"><text:span text:style-name="T25"><text:s text:c="2"/></text:span><text:span text:style-name="T26">F#</text:span><text:span text:style-name="T27"> <text:s text:c="18"/></text:span></text:p><text:p text:style-name="P19"><text:span text:style-name="T27">Digno de abrir o Livro e desatar os selos</text:span></text:p><text:p text:style-name="P19"><text:span text:style-name="T25"><text:s text:c="2"/></text:span><text:span text:style-name="T26">D#9</text:span><text:span text:style-name="T27"> <text:s text:c="9"/></text:span></text:p><text:p text:style-name="P19"><text:span text:style-name="T27">Só Ele é. só Ele é.</text:span></text:p><text:p text:style-name="P19"><text:span text:style-name="T27"/></text:p><text:p text:style-name="P19"><text:span text:style-name="T25"><text:s text:c="2"/></text:span><text:span text:style-name="T26">G#m</text:span><text:span text:style-name="T27"> <text:s text:c="9"/></text:span></text:p><text:p text:style-name="P19"><text:span text:style-name="T27">Espírito Santo faz arder em mim</text:span></text:p><text:p text:style-name="P19"><text:span text:style-name="T25"><text:s/></text:span><text:span text:style-name="T26">E</text:span><text:span text:style-name="T27"> </text:span></text:p><text:p text:style-name="P19"><text:span text:style-name="T27">A presença de Jesus raiz de Davi</text:span></text:p><text:p text:style-name="P19"><text:span text:style-name="T26">F#</text:span><text:span text:style-name="T27"> <text:s text:c="25"/></text:span><text:span text:style-name="T26">D#9</text:span><text:span text:style-name="T27"> <text:s text:c="4"/></text:span><text:span text:style-name="T26">E4</text:span><text:span text:style-name="T27"> <text:s/></text:span><text:span text:style-name="T26">E</text:span></text:p><text:p text:style-name="P19"><text:span text:style-name="T27">Santo e tremendo, justo e fiel.</text:span></text:p><text:p text:style-name="P19"><text:span text:style-name="T25"/></text:p><text:p text:style-name="P19"><text:span text:style-name="T25"><text:s text:c="4"/></text:span><text:span text:style-name="T26">Am7</text:span></text:p><text:p text:style-name="P19"><text:span text:style-name="T27">Adorai o Cordeiro de Deus</text:span></text:p><text:p text:style-name="P19"><text:span text:style-name="T25"><text:s text:c="4"/></text:span><text:span text:style-name="T26">F</text:span></text:p><text:p text:style-name="P19"><text:span text:style-name="T27">Exaltai o Cordeiro de Deus</text:span></text:p><text:p text:style-name="P19"><text:span text:style-name="T25"><text:s text:c="4"/></text:span><text:span text:style-name="T26">G</text:span></text:p><text:p text:style-name="P19"><text:span text:style-name="T27">Digno de abrir o Livro e desatar os selos</text:span></text:p><text:p text:style-name="P19"><text:span text:style-name="T26">E</text:span><text:span text:style-name="T27"> <text:s text:c="10"/></text:span></text:p><text:p text:style-name="P19"><text:span text:style-name="T27">Só Ele é. só Ele é.</text:span></text:p><text:p text:style-name="P19"><text:span text:style-name="T25"><text:s/></text:span><text:span text:style-name="T26">Am7</text:span></text:p><text:p text:style-name="P19"><text:span text:style-name="T27">Espírito Santo faz arder em mim</text:span></text:p><text:p text:style-name="P19"><text:span text:style-name="T25"><text:s/></text:span><text:span text:style-name="T26">F</text:span></text:p><text:p text:style-name="P19"><text:span text:style-name="T27">A presença de Jesus raiz de Davi</text:span></text:p><text:p text:style-name="P19"><text:span text:style-name="T25"><text:s text:c="2"/></text:span><text:span text:style-name="T26">G</text:span><text:span text:style-name="T27"> <text:s text:c="25"/></text:span></text:p><text:p text:style-name="P19"><text:span text:style-name="T27">Santo e tremendo, justo e fiel</text:span></text:p><text:p text:style-name="P19"><text:span text:style-name="T27"/></text:p><text:p text:style-name="P19"><text:span text:style-name="T27">FINAL: (</text:span><text:span text:style-name="T26">Dm <text:s/>C9 <text:s/>G/B <text:s text:c="2"/>F <text:s/>G <text:s/>C9</text:span><text:span text:style-name="T27">)</text:span></text:p><text:p text:style-name="P19"><text:span text:style-name="T27"/></text:p></draw:text-box></draw:frame></text:p>
      <text:p text:style-name="P7"><draw:line text:anchor-type="paragraph" draw:z-index="5" draw:name="Forma3" draw:style-name="gr6" draw:text-style-name="P21" svg:x1="9.41cm" svg:y1="0.166cm" svg:x2="9.41cm" svg:y2="24.264cm"><text:p/></draw:line></text:p>
      <text:p text:style-name="P10"><text:span text:style-name="T9"><text:s text:c="2"/></text:span><text:span text:style-name="T6"><text:s text:c="3"/></text:span><text:span text:style-name="T9">G</text:span><text:span text:style-name="T6"> <text:s text:c="10"/></text:span><text:span text:style-name="T9">Cm</text:span><text:span text:style-name="T12">7</text:span><text:span text:style-name="T6"> <text:s text:c="9"/></text:span><text:span text:style-name="T9">G</text:span></text:p>
      <text:p text:style-name="P5">Ele foi onde ninguém pisou, curou</text:p>
      <text:p text:style-name="P8"><text:s text:c="17"/><text:span text:style-name="T19">Cm</text:span><text:span text:style-name="T21">7</text:span><text:span text:style-name="T18"> <text:s/></text:span></text:p>
      <text:p text:style-name="P5">Quem o mundo esqueceu</text:p>
      <text:p text:style-name="P8"><text:s text:c="5"/><text:span text:style-name="T19">Em</text:span><text:span text:style-name="T18"> <text:s text:c="12"/></text:span><text:span text:style-name="T19">G/B</text:span></text:p>
      <text:p text:style-name="P5">Chorou lágrimas de um fiel,</text:p>
      <text:p text:style-name="P8"><text:s text:c="2"/><text:span text:style-name="T19">Cm</text:span><text:span text:style-name="T21">7</text:span><text:span text:style-name="T18"> <text:s text:c="8"/></text:span><text:span text:style-name="T19">D4</text:span><text:span text:style-name="T18"> <text:s/></text:span><text:span text:style-name="T19">D</text:span></text:p>
      <text:p text:style-name="P5">Moveu Terra e céu.</text:p>
      <text:p text:style-name="P8"><text:s text:c="5"/><text:span text:style-name="T19">G</text:span><text:span text:style-name="T18"> <text:s text:c="17"/></text:span><text:span text:style-name="T19">Cm</text:span><text:span text:style-name="T21">7</text:span></text:p>
      <text:p text:style-name="P5">Entrou na história da humanidade</text:p>
      <text:p text:style-name="P8"><text:s text:c="2"/><text:span text:style-name="T19">G</text:span><text:span text:style-name="T18"> <text:s text:c="15"/></text:span><text:span text:style-name="T19">Cm</text:span><text:span text:style-name="T21">7</text:span></text:p>
      <text:p text:style-name="P5">Foi um capítulo á parte.</text:p>
      <text:p text:style-name="P5"><text:span text:style-name="T13">Bm</text:span><text:span text:style-name="T17">7</text:span> <text:s text:c="8"/><text:span text:style-name="T15">C9 <text:s text:c="5"/></text:span><text:span text:style-name="T16">G/B</text:span> <text:s text:c="5"/><text:span text:style-name="T13">Am7</text:span></text:p>
      <text:p text:style-name="P5">Antes e depois, principio e fim</text:p>
      <text:p text:style-name="P8"><text:s text:c="11"/><text:span text:style-name="T19">G/B</text:span><text:span text:style-name="T18"> <text:s text:c="7"/></text:span><text:span text:style-name="T19">C</text:span><text:span text:style-name="T20">9</text:span></text:p>
      <text:p text:style-name="P5">Pedra de esquina angular</text:p>
      <text:p text:style-name="P8"><text:s text:c="10"/><text:span text:style-name="T19">D4</text:span><text:span text:style-name="T18"> <text:s text:c="3"/></text:span><text:span text:style-name="T19">D</text:span></text:p>
      <text:p text:style-name="P5">O único e verdadeiro</text:p>
      <text:p text:style-name="P5"><draw:custom-shape text:anchor-type="paragraph" draw:z-index="6" draw:name="Forma1" draw:style-name="gr7" draw:text-style-name="P18" svg:width="9.305cm" svg:height="7.06cm" svg:x="9.611cm" svg:y="0.307cm"><text:p/><draw:enhanced-geometry svg:viewBox="0 0 21600 21600" draw:type="rectangle" draw:enhanced-path="M 0 0 L 21600 0 21600 21600 0 21600 0 0 Z N"/></draw:custom-shape><text:span text:style-name="T13">C</text:span><text:span text:style-name="T14">9</text:span> <text:s text:c="4"/><text:span text:style-name="T13"><text:s/></text:span><text:s text:c="5"/><text:span text:style-name="T13">D4/F#</text:span> <text:s/><text:span text:style-name="T13">D/F#</text:span></text:p>
      <text:p text:style-name="P5">Ultimo e primeiro.</text:p>
      <text:p text:style-name="P10"/>
      <text:p text:style-name="P12"/>
      <text:p text:style-name="P7">Gm</text:p>
      <text:p text:style-name="P5">Pra pagar o preço pelos meus pecados</text:p>
      <text:p text:style-name="P5"><text:span text:style-name="T13">D#</text:span><text:span text:style-name="T17">9</text:span> <text:s text:c="31"/></text:p>
      <text:p text:style-name="P5">Foi traído, transpassado, crucificado</text:p>
      <text:p text:style-name="P8"><text:s text:c="4"/><text:span text:style-name="T19">F</text:span><text:span text:style-name="T18"> <text:s text:c="5"/></text:span><text:span text:style-name="T19"><text:s text:c="2"/></text:span><text:span text:style-name="T18"><text:s text:c="17"/></text:span><text:span text:style-name="T19">Cm</text:span><text:span text:style-name="T21">7</text:span></text:p>
      <text:p text:style-name="P5">O Rei despiu se da glória no corpo mortal</text:p>
      <text:p text:style-name="P8"><text:s text:c="7"/><text:span text:style-name="T19">D4</text:span><text:span text:style-name="T18"> <text:s text:c="8"/></text:span><text:span text:style-name="T19">D</text:span></text:p>
      <text:p text:style-name="P5">Pra me fazer imortal.</text:p>
      <text:p text:style-name="P10"/>
      <text:p text:style-name="P8"><text:s text:c="5"/><text:span text:style-name="T19">Gm</text:span></text:p>
      <text:p text:style-name="P5">Sua glória transcende o que é natural</text:p>
      <text:p text:style-name="P8"><text:s text:c="8"/><text:span text:style-name="T19">D#</text:span><text:span text:style-name="T21">9</text:span><text:span text:style-name="T18"> <text:s text:c="22"/></text:span></text:p>
      <text:p text:style-name="P5">Seus olhos têm fogo, consomem o mal</text:p>
      <text:p text:style-name="P8"><text:s text:c="9"/><text:span text:style-name="T19">F</text:span><text:span text:style-name="T18"> <text:s text:c="20"/></text:span></text:p>
      <text:p text:style-name="P6"><draw:custom-shape text:anchor-type="paragraph" draw:z-index="4" draw:name="Forma1" draw:style-name="gr5" draw:text-style-name="P18" svg:width="9.305cm" svg:height="6.46cm" svg:x="9.611cm" svg:y="0.37cm"><text:p/><draw:enhanced-geometry svg:viewBox="0 0 21600 21600" draw:type="rectangle" draw:enhanced-path="M 0 0 L 21600 0 21600 21600 0 21600 0 0 Z N"/></draw:custom-shape>E em Sua coxa está escrito que ele </text:p>
      <text:p text:style-name="P6">é Rei do reis</text:p>
      <text:p text:style-name="P8"><text:s text:c="2"/><text:span text:style-name="T19">D4</text:span><text:span text:style-name="T18"> <text:s text:c="14"/></text:span><text:span text:style-name="T19">D</text:span></text:p>
      <text:p text:style-name="P5">E Senhor dos senhores...</text:p>
      <text:p text:style-name="P10"><draw:custom-shape text:anchor-type="paragraph" draw:z-index="2" draw:name="Forma1" draw:style-name="gr3" draw:text-style-name="P18" svg:width="9.305cm" svg:height="6.218cm" svg:x="-0.134cm" svg:y="0.236cm"><text:p/><draw:enhanced-geometry svg:viewBox="0 0 21600 21600" draw:type="rectangle" draw:enhanced-path="M 0 0 L 21600 0 21600 21600 0 21600 0 0 Z N"/></draw:custom-shape></text:p>
      <text:p text:style-name="P8"><text:s text:c="3"/><text:span text:style-name="T19">Gm</text:span></text:p>
      <text:p text:style-name="P5">Adorai o Cordeiro de Deus</text:p>
      <text:p text:style-name="P8"><text:s text:c="2"/><text:span text:style-name="T19">D#</text:span><text:span text:style-name="T21">9</text:span></text:p>
      <text:p text:style-name="P5">Exaltai o Cordeiro de Deus</text:p>
      <text:p text:style-name="P8"><text:s/><text:span text:style-name="T19">F</text:span></text:p>
      <text:p text:style-name="P5">Digno de abrir o Livro e desatar os selos</text:p>
      <text:p text:style-name="P8"><text:s/><text:span text:style-name="T19">D4<text:tab/><text:tab/></text:span><text:span text:style-name="T22">D</text:span></text:p>
      <text:p text:style-name="P5">Só Ele é, só Ele é.</text:p>
      <text:p text:style-name="P7">Gm</text:p>
      <text:p text:style-name="P5">Espírito Santo faz arder em mim</text:p>
      <text:p text:style-name="P8"><text:s/><text:span text:style-name="T19">D#</text:span><text:span text:style-name="T21">9</text:span></text:p>
      <text:p text:style-name="P5">A presença de Jesus raiz de Davi</text:p>
      <text:p text:style-name="P8"><text:s/><text:span text:style-name="T19">F</text:span><text:span text:style-name="T18"> <text:s text:c="24"/></text:span><text:span text:style-name="T19">D4</text:span><text:span text:style-name="T18"> <text:s/></text:span><text:span text:style-name="T19">D</text:span></text:p>
      <text:p text:style-name="P5">Santo e tremendo, justo e fiel.</text:p>
      <text:p text:style-name="P10"/>
      <text:p text:style-name="P5"><text:span text:style-name="T23">Instrumental:</text:span> <text:span text:style-name="T13">G#m</text:span> <text:s text:c="2"/><text:span text:style-name="T13">C#m</text:span><text:span text:style-name="T17">7</text:span> <text:s text:c="3"/><text:span text:style-name="T13">D#4</text:span> <text:s text:c="2"/><text:span text:style-name="T13">D#</text:span><text:span text:style-name="T17">9</text:span> </text:p>
      <text:p text:style-name="P9"/>
      <text:p text:style-name="P9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1" svg:font-family="'Roboto Mono', 'Courier New'"/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1" svg:font-family="Calibri" style:font-pitch="variable"/>
    <style:font-face style:name="DejaVu Sans1" svg:font-family="'DejaVu Sans'" style:font-pitch="variable"/>
    <style:font-face style:name="Roboto Mono2" svg:font-family="'Roboto Mono', 'Courier New'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Arrowhead_20_2" draw:display-name="Arrowhead 2" svg:viewBox="0 0 10 15" svg:d="M10 0zM5 0l-5 15h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26cm" fo:margin-bottom="0.259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8T15:48:00</meta:creation-date>
    <meta:initial-creator>Arthur</meta:initial-creator>
    <dc:language>pt-BR</dc:language>
    <meta:print-date>2015-02-14T18:13:00</meta:print-date>
    <dc:date>2019-05-14T12:11:56.902000000</dc:date>
    <meta:editing-cycles>67</meta:editing-cycles>
    <meta:editing-duration>P2DT10H1M33S</meta:editing-duration>
    <meta:generator>LibreOffice/6.2.1.2$Windows_X86_64 LibreOffice_project/7bcb35dc3024a62dea0caee87020152d1ee96e71</meta:generator>
    <meta:document-statistic meta:table-count="0" meta:image-count="0" meta:object-count="0" meta:page-count="1" meta:paragraph-count="55" meta:word-count="206" meta:character-count="1302" meta:non-whitespace-character-count="7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